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color="#000000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auto"/>
    </style:style>
    <style:style style:name="P5" style:family="paragraph" style:parent-style-name="Standard">
      <style:paragraph-properties fo:margin-top="0cm" fo:margin-bottom="0.212cm" loext:contextual-spacing="false"/>
    </style:style>
    <style:style style:name="P6" style:family="paragraph" style:parent-style-name="Standard">
      <style:paragraph-properties fo:margin-top="0cm" fo:margin-bottom="0.212cm" loext:contextual-spacing="false"/>
      <style:text-properties fo:color="#000000" fo:language="fi" fo:country="FI"/>
    </style:style>
    <style:style style:name="P7" style:family="paragraph" style:parent-style-name="Standard">
      <style:paragraph-properties fo:margin-top="0cm" fo:margin-bottom="0.212cm" loext:contextual-spacing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margin-top="0cm" fo:margin-bottom="0.212cm" loext:contextual-spacing="false"/>
      <style:text-properties fo:color="#000000" fo:font-size="14pt" fo:language="fi" fo:country="FI" style:font-size-asian="14pt" style:font-size-complex="14pt"/>
    </style:style>
    <style:style style:name="P9" style:family="paragraph" style:parent-style-name="Standard">
      <style:paragraph-properties fo:margin-top="0cm" fo:margin-bottom="0.212cm" loext:contextual-spacing="false"/>
      <style:text-properties fo:color="#000000"/>
    </style:style>
    <style:style style:name="P10" style:family="paragraph" style:parent-style-name="Standard">
      <style:paragraph-properties fo:margin-top="0cm" fo:margin-bottom="0.212cm" loext:contextual-spacing="false" fo:padding="0cm" fo:border-left="none" fo:border-right="none" fo:border-top="none" fo:border-bottom="0.74pt solid #000000"/>
    </style:style>
    <style:style style:name="P11" style:family="paragraph" style:parent-style-name="Standard">
      <style:paragraph-properties fo:margin-top="0cm" fo:margin-bottom="0.212cm" loext:contextual-spacing="false" fo:padding="0cm" fo:border-left="none" fo:border-right="none" fo:border-top="none" fo:border-bottom="0.74pt solid #000000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language="fi" fo:country="FI"/>
    </style:style>
    <style:style style:name="T3" style:family="text">
      <style:text-properties fo:color="#000000" fo:font-size="14pt" fo:language="fi" fo:country="FI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NRK Kvensk / Lær kvensk</text:span></text:p>
      <text:p text:style-name="P2"><text:span text:style-name="T1">Oversatt til kvensk av Kainun institutti – Kvensk institutt 24.04.2019 Pirjo Paavalniemi</text:span></text:p>
      <text:p text:style-name="P3"/>
      <text:p text:style-name="P1"/>
      <text:p text:style-name="P5"><text:span text:style-name="T2">Publiseres 30.4.</text:span><text:bookmark text:name="_GoBack"/></text:p>
      <text:p text:style-name="P5"><text:span text:style-name="T3">Opi kväänii: Lauluhetki</text:span></text:p>
      <text:p text:style-name="P5"><text:span text:style-name="T2">Lemmijovessa, Marjapounun lastentarhaan Variksenmarjatuvassa, opithaan lapset puhumhaan kväänii, ja lisäksi het opithaan kans laulamhaan kvääniksi. Ja het tykäthään ette se oon soma.</text:span></text:p>
      <text:p text:style-name="P6"/>
      <text:p text:style-name="P5"><text:span text:style-name="T2">Kuvateksti: Lapset Marjapounun lastentarhaassa Lemmijovessa tykäthään laulaat, ja het piethään ette se oon soma laulaat kvääniksi. </text:span></text:p>
      <text:p text:style-name="P6"/>
      <text:p text:style-name="P6"/>
      <text:p text:style-name="P5"><text:span text:style-name="T4">Lær kvensk: Sangstund</text:span></text:p>
      <text:p text:style-name="P5"><text:span text:style-name="T1">På Krøkebærstua i Bærtua barnehage i Lakselv lærer barna seg ikke bare å snakke kvensk, men også å synge på kvensk. Og det syns de er morsomt.</text:span></text:p>
      <text:p text:style-name="P5"><text:span text:style-name="T1">Bildetekst: Barna i Bærtua barnehage i Lakselv liker godt å synge og syns det er morsomt å synge på kvensk.</text:span></text:p>
      <text:p text:style-name="P5"><text:span text:style-name="T2">---------------------------------</text:span></text:p>
      <text:p text:style-name="P6"/>
      <text:p text:style-name="P5"><text:span text:style-name="T2">Publiseres 8.5.</text:span></text:p>
      <text:p text:style-name="P6"/>
      <text:p text:style-name="P5"><text:span text:style-name="T3">Opi kväänii: Pallopeli</text:span></text:p>
      <text:p text:style-name="P5"><text:span text:style-name="T2">Levi ja Peder oon koulun saalissa ja viskothaan palloo. – Viskaa minule, sannoo Levi kvääniksi.</text:span></text:p>
      <text:p text:style-name="P6"/>
      <text:p text:style-name="P5"><text:span text:style-name="T2">Kuvateksti: Levi ja Peder oon saalissa missä het tykäthään viskoot palloo toinen toisele, ja het freistathaan kans viskata pallon korhiin.</text:span></text:p>
      <text:p text:style-name="P6"/>
      <text:p text:style-name="P5"><text:span text:style-name="T4">Lær kvensk: Ballspill </text:span></text:p>
      <text:p text:style-name="P5"><text:span text:style-name="T1">Levi og Peder er i gymsalen på skolen og kaster ball. – Kast til meg, sier Levi på kvensk.</text:span></text:p>
      <text:p text:style-name="P10"><text:soft-page-break/><text:span text:style-name="T1">Bildetekst: Levi og Peder er i gymsalen der de liker å kaste ballen til hverandre og forsøke å treffe kurven.</text:span></text:p>
      <text:p text:style-name="P11"/>
      <text:p text:style-name="P7"/>
      <text:p text:style-name="P5"><text:span text:style-name="T2">Publiseres 15.5.</text:span></text:p>
      <text:p text:style-name="P6"/>
      <text:p text:style-name="P5"><text:span text:style-name="T3">Opi kväänii: Leikkihetki</text:span></text:p>
      <text:p text:style-name="P5"><text:span text:style-name="T2">Amalie ja Elvira tykäthään leikkiit kuvapalapelin kans, ja het löyethään sekä koirii ja kissoi. Ja mitä oon ”hund” ja ”katt” kvääniksi?</text:span></text:p>
      <text:p text:style-name="P6"/>
      <text:p text:style-name="P5"><text:span text:style-name="T2">Kuvateksti: Amalie ja Elvira leikithään kuvapalapelin kans ja löyethään sekä kissoi ja koirii.</text:span></text:p>
      <text:p text:style-name="P8"/>
      <text:p text:style-name="P5"><text:span text:style-name="T4">Lær kvensk: Lekestund</text:span></text:p>
      <text:p text:style-name="P5"><text:span text:style-name="T1">Amalie og Elvira liker å leke med puslespill, og de finner både hunder og katter. Og hva heter det på kvensk? </text:span></text:p>
      <text:p text:style-name="P5"><text:span text:style-name="T1">Bildetekst: Amalie og Elvira leker med puslespill og finner både katter og hunder.</text:span></text:p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1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6</meta:editing-cycles>
    <meta:print-date>2007-06-07T11:27:00</meta:print-date>
    <meta:creation-date>2019-04-23T11:49:00</meta:creation-date>
    <dc:date>2019-04-29T09:39:00</dc:date>
    <meta:editing-duration>PT42M</meta:editing-duration>
    <meta:generator>LibreOffice/6.4.6.2$Linux_X86_64 LibreOffice_project/40$Build-2</meta:generator>
    <meta:document-statistic meta:table-count="0" meta:image-count="1" meta:object-count="0" meta:page-count="2" meta:paragraph-count="25" meta:word-count="266" meta:character-count="1739" meta:non-whitespace-character-count="1491"/>
    <meta:user-defined meta:name="AppVersion">16.0000</meta:user-defined>
    <meta:user-defined meta:name="Company">Kven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